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c="http://www.deltaxml.com/ns/track-changes/attribute-change-namespace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3pt" style:font-name-asian="TimesNewRomanPSMT" style:font-size-asian="13pt" style:font-name-complex="TimesNewRomanPSMT" style:font-size-complex="13pt"/>
    </style:style>
    <style:style style:name="P2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3pt" style:font-name-asian="TimesNewRomanPSMT" style:font-size-asian="13pt" style:font-name-complex="TimesNewRomanPSM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paragraph of text before a list.</text:p>
      <delta:remove-leaving-content-start delta:removal-change-idref="ct1" delta:end-element-idref="end1">
        <text:list ac:change01="ct1,remove,xml:id,list2017674104" text:style-name="L1"/>
      </delta:remove-leaving-content-start>
      <text:list delta:insertion-change-idref="ct1" delta:insertion-type="insert-around-content" xml:id="list595064295" text:style-name="L1">
        <text:list-item>
          <text:p text:style-name="P2">This is a list-item-1</text:p>
        </text:list-item>
        <text:list-item>
          <text:p text:style-name="P2">This is a list-item-2</text:p>
        </text:list-item>
        <delta:remove-leaving-content-start delta:removal-change-idref="ct1" delta:end-element-idref="end2">
          <text:list-item/>
        </delta:remove-leaving-content-start>
        <text:list-item delta:insertion-change-idref="ct1" delta:insertion-type="insert-around-content">
          <delta:remove-leaving-content-start delta:removal-change-idref="ct1" delta:end-element-idref="end3">
            <text:list/>
          </delta:remove-leaving-content-start>
          <delta:remove-leaving-content-start delta:removal-change-idref="ct1" delta:end-element-idref="end4">
            <text:list-item/>
          </delta:remove-leaving-content-start>
          <delta:remove-leaving-content-start delta:removal-change-idref="ct1" delta:end-element-idref="end5">
            <text:p text:style-name="P2"/>
          </delta:remove-leaving-content-start>
          <text:list delta:insertion-change-idref="ct1" delta:insertion-type="insert-around-content">
            <text:list-item delta:insertion-change-idref="ct1" delta:insertion-type="insert-around-content">
              <text:p text:style-name="P2" delta:insertion-change-idref="ct1" delta:insertion-type="insert-around-content">This is a sub-lit-item-1.[<delta:removed-content delta:removal-change-idref="ct1">This will be deleted</delta:removed-content>
								<delta:remove-leaving-content-end delta:end-element-id="end5"/>
								<delta:remove-leaving-content-end delta:end-element-id="end4"/>
								<delta:remove-leaving-content-end delta:end-element-id="end3"/>
								<delta:remove-leaving-content-end delta:end-element-id="end2"/>
								<delta:removed-content delta:removal-change-idref="ct1">
									<text:list-item>
										<text:p text:style-name="P2">This is a list-item-3</text:p>
									</text:list-item>
								</delta:removed-content>
								<delta:remove-leaving-content-end delta:end-element-id="end1"/>
								<delta:remove-leaving-content-start delta:removal-change-idref="ct1" delta:end-element-idref="end6">
									<text:p text:style-name="P1"/>
								</delta:remove-leaving-content-start>
								<delta:removed-content delta:removal-change-idref="ct1">This is a paragraph after the list.</delta:removed-content>] This will not be deleted.<delta:remove-leaving-content-end delta:end-element-id="end6"/>
							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10-21T11:39:39</meta:creation-date>
    <dc:date>2010-10-22T10:19:04</dc:date>
    <dc:creator>Tristan Mitchell</dc:creator>
    <meta:editing-duration>PT00H01M32S</meta:editing-duration>
    <meta:editing-cycles>2</meta:editing-cycles>
    <meta:generator>OpenOffice.org/3.2$Unix OpenOffice.org_project/320m18$Build-9502</meta:generator>
  </office:meta>
</office:document-meta>
</file>